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IN"/>
    </style:style>
    <style:style style:name="T1" style:family="text">
      <style:text-properties fo:language="en" fo:country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LC1"/>using System;</text:p>
      <text:p text:style-name="P1"><text:bookmark text:name="LC2"/>using System.Collections.Generic;</text:p>
      <text:p text:style-name="P1"><text:bookmark text:name="LC3"/>using System.ComponentModel;</text:p>
      <text:p text:style-name="P1"><text:bookmark text:name="LC4"/>using System.Data;</text:p>
      <text:p text:style-name="P1"><text:bookmark text:name="LC5"/>using System.Drawing;</text:p>
      <text:p text:style-name="P1"><text:bookmark text:name="LC6"/>using System.Linq;</text:p>
      <text:p text:style-name="P1"><text:bookmark text:name="LC7"/>using System.Text;</text:p>
      <text:p text:style-name="P1"><text:bookmark text:name="LC8"/>using System.Threading.Tasks;</text:p>
      <text:p text:style-name="P1"><text:bookmark text:name="LC9"/>using System.Windows.Forms;</text:p>
      <text:p text:style-name="P1"><text:bookmark text:name="LC10"/>using System.Data.SqlClient;</text:p>
      <text:p text:style-name="P1"><text:bookmark text:name="LC11"/>namespace WinSMSdb</text:p>
      <text:p text:style-name="P1"><text:bookmark text:name="LC12"/>{</text:p>
      <text:p text:style-name="Preformatted_20_Text"><text:bookmark text:name="LC13"/><text:s text:c="4"/><text:span text:style-name="T1">public partial class main_window : Form</text:span></text:p>
      <text:p text:style-name="Preformatted_20_Text"><text:bookmark text:name="LC14"/><text:s text:c="4"/><text:span text:style-name="T1">{</text:span></text:p>
      <text:p text:style-name="Preformatted_20_Text"><text:bookmark text:name="LC15"/><text:s text:c="8"/><text:span text:style-name="T1">public main_window()</text:span></text:p>
      <text:p text:style-name="Preformatted_20_Text"><text:bookmark text:name="LC16"/><text:s text:c="8"/><text:span text:style-name="T1">{</text:span></text:p>
      <text:p text:style-name="Preformatted_20_Text"><text:bookmark text:name="LC17"/><text:s text:c="12"/><text:span text:style-name="T1">InitializeComponent();</text:span></text:p>
      <text:p text:style-name="Preformatted_20_Text"><text:bookmark text:name="LC18"/><text:s text:c="8"/><text:span text:style-name="T1">}</text:span></text:p>
      <text:p text:style-name="Preformatted_20_Text"><text:bookmark text:name="LC19"/></text:p>
      <text:p text:style-name="Preformatted_20_Text"><text:bookmark text:name="LC20"/><text:s text:c="8"/><text:span text:style-name="T1">private void label8_Click(object sender, EventArgs e)</text:span></text:p>
      <text:p text:style-name="Preformatted_20_Text"><text:bookmark text:name="LC21"/><text:s text:c="8"/><text:span text:style-name="T1">{</text:span></text:p>
      <text:p text:style-name="Preformatted_20_Text"><text:bookmark text:name="LC22"/></text:p>
      <text:p text:style-name="Preformatted_20_Text"><text:bookmark text:name="LC23"/><text:s text:c="8"/><text:span text:style-name="T1">}</text:span></text:p>
      <text:p text:style-name="Preformatted_20_Text"><text:bookmark text:name="LC24"/></text:p>
      <text:p text:style-name="Preformatted_20_Text"><text:bookmark text:name="LC25"/><text:s text:c="8"/><text:span text:style-name="T1">private void label5_Click(object sender, EventArgs e)</text:span></text:p>
      <text:p text:style-name="Preformatted_20_Text"><text:bookmark text:name="LC26"/><text:s text:c="8"/><text:span text:style-name="T1">{</text:span></text:p>
      <text:p text:style-name="Preformatted_20_Text"><text:bookmark text:name="LC27"/></text:p>
      <text:p text:style-name="Preformatted_20_Text"><text:bookmark text:name="LC28"/><text:s text:c="8"/><text:span text:style-name="T1">}</text:span></text:p>
      <text:p text:style-name="Preformatted_20_Text"><text:bookmark text:name="LC29"/></text:p>
      <text:p text:style-name="Preformatted_20_Text"><text:bookmark text:name="LC30"/><text:s text:c="8"/><text:span text:style-name="T1">private void textBox2_TextChanged(object sender, EventArgs e)</text:span></text:p>
      <text:p text:style-name="Preformatted_20_Text"><text:bookmark text:name="LC31"/><text:s text:c="8"/><text:span text:style-name="T1">{</text:span></text:p>
      <text:p text:style-name="Preformatted_20_Text"><text:bookmark text:name="LC32"/></text:p>
      <text:p text:style-name="Preformatted_20_Text"><text:bookmark text:name="LC33"/><text:s text:c="8"/><text:span text:style-name="T1">}</text:span></text:p>
      <text:p text:style-name="Preformatted_20_Text"><text:bookmark text:name="LC34"/></text:p>
      <text:p text:style-name="Preformatted_20_Text"><text:bookmark text:name="LC35"/><text:s text:c="8"/><text:span text:style-name="T1">private void main_window_Load(object sender, EventArgs e)</text:span></text:p>
      <text:p text:style-name="Preformatted_20_Text"><text:bookmark text:name="LC36"/><text:s text:c="8"/><text:span text:style-name="T1">{</text:span></text:p>
      <text:p text:style-name="Preformatted_20_Text"><text:bookmark text:name="LC37"/></text:p>
      <text:p text:style-name="Preformatted_20_Text"><text:bookmark text:name="LC38"/><text:s text:c="8"/><text:span text:style-name="T1">}</text:span></text:p>
      <text:p text:style-name="Preformatted_20_Text"><text:bookmark text:name="LC39"/></text:p>
      <text:p text:style-name="Preformatted_20_Text"><text:bookmark text:name="LC40"/><text:s text:c="8"/><text:span text:style-name="T1">private void button1_Click(object sender, EventArgs e)</text:span></text:p>
      <text:p text:style-name="Preformatted_20_Text"><text:bookmark text:name="LC41"/><text:s text:c="8"/><text:span text:style-name="T1">{</text:span></text:p>
      <text:p text:style-name="Preformatted_20_Text"><text:bookmark text:name="LC42"/><text:s text:c="11"/></text:p>
      <text:p text:style-name="Preformatted_20_Text"><text:bookmark text:name="LC43"/><text:s text:c="8"/><text:span text:style-name="T1">}</text:span></text:p>
      <text:p text:style-name="Preformatted_20_Text"><text:bookmark text:name="LC44"/></text:p>
      <text:p text:style-name="Preformatted_20_Text"><text:bookmark text:name="LC45"/><text:s text:c="8"/><text:span text:style-name="T1">private void button1_Click_1(object sender, EventArgs e)</text:span></text:p>
      <text:p text:style-name="Preformatted_20_Text"><text:bookmark text:name="LC46"/><text:s text:c="8"/><text:span text:style-name="T1">{</text:span></text:p>
      <text:p text:style-name="Preformatted_20_Text"><text:bookmark text:name="LC47"/><text:s text:c="12"/><text:span text:style-name="T1">String Name, Surname, Fathername, USN, Gender, DOB, Address, EMail, Age, Contact_No;</text:span></text:p>
      <text:p text:style-name="Preformatted_20_Text"><text:bookmark text:name="LC48"/><text:s text:c="12"/><text:span text:style-name="T1">Name = nameTextBox.Text;</text:span></text:p>
      <text:p text:style-name="Preformatted_20_Text"><text:bookmark text:name="LC49"/><text:s text:c="12"/><text:span text:style-name="T1">Surname = surnametextBox.Text;</text:span></text:p>
      <text:p text:style-name="Preformatted_20_Text"><text:bookmark text:name="LC50"/><text:s text:c="12"/><text:span text:style-name="T1">Fathername = fnametextBox.Text;</text:span></text:p>
      <text:p text:style-name="Preformatted_20_Text"><text:bookmark text:name="LC51"/><text:s text:c="12"/><text:span text:style-name="T1">USN = usntextBox.Text.ToString();</text:span></text:p>
      <text:p text:style-name="Preformatted_20_Text"><text:bookmark text:name="LC52"/><text:s text:c="12"/><text:span text:style-name="T1">if (maleradioButton.Checked)</text:span></text:p>
      <text:p text:style-name="Preformatted_20_Text"><text:bookmark text:name="LC53"/><text:s text:c="12"/><text:span text:style-name="T1">{</text:span></text:p>
      <text:p text:style-name="Preformatted_20_Text"><text:bookmark text:name="LC54"/><text:s text:c="16"/><text:span text:style-name="T1">Gender = maleradioButton.Text;</text:span></text:p>
      <text:p text:style-name="Preformatted_20_Text"><text:bookmark text:name="LC55"/><text:s text:c="12"/><text:span text:style-name="T1">}</text:span></text:p>
      <text:p text:style-name="Preformatted_20_Text"><text:bookmark text:name="LC56"/><text:s text:c="12"/><text:span text:style-name="T1">else</text:span></text:p>
      <text:p text:style-name="Preformatted_20_Text"><text:bookmark text:name="LC57"/><text:s text:c="12"/><text:span text:style-name="T1">{</text:span></text:p>
      <text:p text:style-name="Preformatted_20_Text"><text:bookmark text:name="LC58"/><text:s text:c="16"/><text:span text:style-name="T1">Gender = femaleradioButton.Text;</text:span></text:p>
      <text:p text:style-name="Preformatted_20_Text"><text:bookmark text:name="LC59"/><text:s text:c="12"/><text:span text:style-name="T1">}</text:span></text:p>
      <text:p text:style-name="Preformatted_20_Text"><text:bookmark text:name="LC60"/><text:s text:c="12"/><text:span text:style-name="T1">DOB = dobdateTimePicker.Text.ToString();</text:span></text:p>
      <text:p text:style-name="Preformatted_20_Text"><text:bookmark text:name="LC61"/><text:s text:c="12"/><text:span text:style-name="T1">Address = addresstextBox.Text;</text:span></text:p>
      <text:p text:style-name="Preformatted_20_Text"><text:bookmark text:name="LC62"/><text:s text:c="12"/><text:span text:style-name="T1">EMail = emailtextBox.Text;</text:span></text:p>
      <text:p text:style-name="Preformatted_20_Text"><text:bookmark text:name="LC63"/><text:s text:c="12"/><text:span text:style-name="T1">Age = agetextBox.Text;</text:span></text:p>
      <text:p text:style-name="Preformatted_20_Text"><text:bookmark text:name="LC64"/><text:soft-page-break/><text:s text:c="12"/><text:span text:style-name="T1">Contact_No = contacttextBox.Text;</text:span></text:p>
      <text:p text:style-name="Preformatted_20_Text"><text:bookmark text:name="LC65"/></text:p>
      <text:p text:style-name="Preformatted_20_Text"><text:bookmark text:name="LC66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67"/><text:s text:c="12"/><text:span text:style-name="T1">con.Open();</text:span></text:p>
      <text:p text:style-name="Preformatted_20_Text"><text:bookmark text:name="LC68"/><text:s text:c="12"/><text:span text:style-name="T1">System.Data.SqlClient.SqlCommand cmd = new System.Data.SqlClient.SqlCommand("insert into Student_master <text:s/>values('" + USN + "','" + Surname + "','" + Name + "','" + Fathername + "','" + Gender+ "','" + DOB + "','" + Age + "','" + Address + "','" + EMail <text:s/>+ "','" + Contact_No + "');" , con);</text:span></text:p>
      <text:p text:style-name="Preformatted_20_Text"><text:bookmark text:name="LC69"/><text:s text:c="12"/><text:span text:style-name="T1">int O = cmd.ExecuteNonQuery();</text:span></text:p>
      <text:p text:style-name="Preformatted_20_Text"><text:bookmark text:name="LC70"/><text:s text:c="12"/><text:span text:style-name="T1">MessageBox.Show(O + " Record has been Submitted Successfully");</text:span></text:p>
      <text:p text:style-name="Preformatted_20_Text"><text:bookmark text:name="LC71"/><text:s text:c="12"/><text:span text:style-name="T1">con.Close();</text:span></text:p>
      <text:p text:style-name="Preformatted_20_Text"><text:bookmark text:name="LC72"/><text:s text:c="8"/><text:span text:style-name="T1">}</text:span></text:p>
      <text:p text:style-name="Preformatted_20_Text"><text:bookmark text:name="LC73"/><text:s text:c="8"/><text:span text:style-name="T1">private void updatebtn_Click(object sender, EventArgs e)</text:span></text:p>
      <text:p text:style-name="Preformatted_20_Text"><text:bookmark text:name="LC74"/><text:s text:c="8"/><text:span text:style-name="T1">{</text:span></text:p>
      <text:p text:style-name="Preformatted_20_Text"><text:bookmark text:name="LC75"/><text:s text:c="12"/><text:span text:style-name="T1">String Name, Surname, Fathername, USN, Gender, DOB, Address, EMail, Age, Contact_No;</text:span></text:p>
      <text:p text:style-name="Preformatted_20_Text"><text:bookmark text:name="LC76"/><text:s text:c="12"/><text:span text:style-name="T1">Name = nameTextBox.Text;</text:span></text:p>
      <text:p text:style-name="Preformatted_20_Text"><text:bookmark text:name="LC77"/><text:s text:c="12"/><text:span text:style-name="T1">Surname = surnametextBox.Text;</text:span></text:p>
      <text:p text:style-name="Preformatted_20_Text"><text:bookmark text:name="LC78"/><text:s text:c="12"/><text:span text:style-name="T1">Fathername = fnametextBox.Text;</text:span></text:p>
      <text:p text:style-name="Preformatted_20_Text"><text:bookmark text:name="LC79"/><text:s text:c="12"/><text:span text:style-name="T1">USN = usntextBox.Text.ToString();</text:span></text:p>
      <text:p text:style-name="Preformatted_20_Text"><text:bookmark text:name="LC80"/><text:s text:c="12"/><text:span text:style-name="T1">if (maleradioButton.Checked)</text:span></text:p>
      <text:p text:style-name="Preformatted_20_Text"><text:bookmark text:name="LC81"/><text:s text:c="12"/><text:span text:style-name="T1">{</text:span></text:p>
      <text:p text:style-name="Preformatted_20_Text"><text:bookmark text:name="LC82"/><text:s text:c="16"/><text:span text:style-name="T1">Gender = maleradioButton.Text;</text:span></text:p>
      <text:p text:style-name="Preformatted_20_Text"><text:bookmark text:name="LC83"/><text:s text:c="12"/><text:span text:style-name="T1">}</text:span></text:p>
      <text:p text:style-name="Preformatted_20_Text"><text:bookmark text:name="LC84"/><text:s text:c="12"/><text:span text:style-name="T1">else</text:span></text:p>
      <text:p text:style-name="Preformatted_20_Text"><text:bookmark text:name="LC85"/><text:s text:c="12"/><text:span text:style-name="T1">{</text:span></text:p>
      <text:p text:style-name="Preformatted_20_Text"><text:bookmark text:name="LC86"/><text:s text:c="16"/><text:span text:style-name="T1">Gender = femaleradioButton.Text;</text:span></text:p>
      <text:p text:style-name="Preformatted_20_Text"><text:bookmark text:name="LC87"/><text:s text:c="12"/><text:span text:style-name="T1">}</text:span></text:p>
      <text:p text:style-name="Preformatted_20_Text"><text:bookmark text:name="LC88"/><text:s text:c="12"/><text:span text:style-name="T1">DOB = dobdateTimePicker.Text.ToString();</text:span></text:p>
      <text:p text:style-name="Preformatted_20_Text"><text:bookmark text:name="LC89"/><text:s text:c="12"/><text:span text:style-name="T1">Address = addresstextBox.Text;</text:span></text:p>
      <text:p text:style-name="Preformatted_20_Text"><text:bookmark text:name="LC90"/><text:s text:c="12"/><text:span text:style-name="T1">EMail = emailtextBox.Text;</text:span></text:p>
      <text:p text:style-name="Preformatted_20_Text"><text:bookmark text:name="LC91"/><text:s text:c="12"/><text:span text:style-name="T1">Age = agetextBox.Text;</text:span></text:p>
      <text:p text:style-name="Preformatted_20_Text"><text:bookmark text:name="LC92"/><text:s text:c="12"/><text:span text:style-name="T1">Contact_No = contacttextBox.Text;</text:span></text:p>
      <text:p text:style-name="Preformatted_20_Text"><text:bookmark text:name="LC93"/></text:p>
      <text:p text:style-name="Preformatted_20_Text"><text:bookmark text:name="LC94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95"/><text:s text:c="12"/><text:span text:style-name="T1">con.Open();</text:span></text:p>
      <text:p text:style-name="Preformatted_20_Text"><text:bookmark text:name="LC96"/><text:s text:c="12"/><text:span text:style-name="T1">System.Data.SqlClient.SqlCommand cmd = new System.Data.SqlClient.SqlCommand("update Student_master <text:s/>set sername='" + Surname + "',name='" + Name + "',fatherName='" + Fathername + "',gender='" + Gender + "',dob='" + DOB + "',age='" + Age + "',address='" + Address + "',email='" + EMail + "',contact_no='" + Contact_No + "' where usn='" + USN + "';", con);</text:span></text:p>
      <text:p text:style-name="Preformatted_20_Text"><text:bookmark text:name="LC97"/><text:s text:c="12"/><text:span text:style-name="T1">int O = cmd.ExecuteNonQuery();</text:span></text:p>
      <text:p text:style-name="Preformatted_20_Text"><text:bookmark text:name="LC98"/><text:s text:c="12"/><text:span text:style-name="T1">MessageBox.Show(O + " Record has been updated Successfully");</text:span></text:p>
      <text:p text:style-name="Preformatted_20_Text"><text:bookmark text:name="LC99"/><text:s text:c="12"/><text:span text:style-name="T1">con.Close();</text:span></text:p>
      <text:p text:style-name="Preformatted_20_Text"><text:bookmark text:name="LC100"/><text:s text:c="8"/><text:span text:style-name="T1">}</text:span></text:p>
      <text:p text:style-name="Preformatted_20_Text"><text:bookmark text:name="LC101"/></text:p>
      <text:p text:style-name="Preformatted_20_Text"><text:bookmark text:name="LC102"/></text:p>
      <text:p text:style-name="Preformatted_20_Text"><text:bookmark text:name="LC103"/><text:s text:c="8"/><text:span text:style-name="T1">private void nameTextBox_TextChanged(object sender, EventArgs e)</text:span></text:p>
      <text:p text:style-name="Preformatted_20_Text"><text:bookmark text:name="LC104"/><text:s text:c="8"/><text:span text:style-name="T1">{</text:span></text:p>
      <text:p text:style-name="Preformatted_20_Text"><text:bookmark text:name="LC105"/></text:p>
      <text:p text:style-name="Preformatted_20_Text"><text:bookmark text:name="LC106"/><text:s text:c="8"/><text:span text:style-name="T1">}</text:span></text:p>
      <text:p text:style-name="Preformatted_20_Text"><text:bookmark text:name="LC107"/></text:p>
      <text:p text:style-name="Preformatted_20_Text"><text:bookmark text:name="LC108"/><text:s text:c="8"/><text:span text:style-name="T1">private void emailtextBox_TextChanged(object sender, EventArgs e)</text:span></text:p>
      <text:p text:style-name="Preformatted_20_Text"><text:bookmark text:name="LC109"/><text:s text:c="8"/><text:span text:style-name="T1">{</text:span></text:p>
      <text:p text:style-name="Preformatted_20_Text"><text:bookmark text:name="LC110"/></text:p>
      <text:p text:style-name="Preformatted_20_Text"><text:bookmark text:name="LC111"/><text:s text:c="8"/><text:span text:style-name="T1">}</text:span></text:p>
      <text:p text:style-name="Preformatted_20_Text"><text:bookmark text:name="LC112"/><text:soft-page-break/></text:p>
      <text:p text:style-name="Preformatted_20_Text"><text:bookmark text:name="LC113"/><text:s text:c="8"/><text:span text:style-name="T1">private void Submitbtn_Click(object sender, EventArgs e)</text:span></text:p>
      <text:p text:style-name="Preformatted_20_Text"><text:bookmark text:name="LC114"/><text:s text:c="8"/><text:span text:style-name="T1">{</text:span></text:p>
      <text:p text:style-name="Preformatted_20_Text"><text:bookmark text:name="LC115"/><text:s text:c="12"/><text:span text:style-name="T1">String SeduID,usn, course, Branch, Sem, Years;</text:span></text:p>
      <text:p text:style-name="Preformatted_20_Text"><text:bookmark text:name="LC116"/><text:s text:c="12"/><text:span text:style-name="T1">SeduID = seduidtextBox.Text.ToString();</text:span></text:p>
      <text:p text:style-name="Preformatted_20_Text"><text:bookmark text:name="LC117"/><text:s text:c="12"/><text:span text:style-name="T1">usn = usntextBox1.Text.ToString();</text:span></text:p>
      <text:p text:style-name="Preformatted_20_Text"><text:bookmark text:name="LC118"/><text:s text:c="12"/><text:span text:style-name="T1">course = CoursecomboBox.SelectedItem.ToString();</text:span></text:p>
      <text:p text:style-name="Preformatted_20_Text"><text:bookmark text:name="LC119"/><text:s text:c="12"/><text:span text:style-name="T1">Branch = BranchcomboBox.SelectedItem.ToString();</text:span></text:p>
      <text:p text:style-name="Preformatted_20_Text"><text:bookmark text:name="LC120"/><text:s text:c="12"/><text:span text:style-name="T1">Sem = SemcomboBox.SelectedItem.ToString();</text:span></text:p>
      <text:p text:style-name="Preformatted_20_Text"><text:bookmark text:name="LC121"/><text:s text:c="12"/><text:span text:style-name="T1">Years = yearscomboBox.SelectedItem.ToString();</text:span></text:p>
      <text:p text:style-name="Preformatted_20_Text"><text:bookmark text:name="LC122"/><text:s text:c="9"/></text:p>
      <text:p text:style-name="Preformatted_20_Text"><text:bookmark text:name="LC123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124"/><text:s text:c="12"/><text:span text:style-name="T1">con.Open();</text:span></text:p>
      <text:p text:style-name="Preformatted_20_Text"><text:bookmark text:name="LC125"/><text:s text:c="12"/><text:span text:style-name="T1">System.Data.SqlClient.SqlCommand cmd = new System.Data.SqlClient.SqlCommand("insert into <text:s/>student_edu <text:s/>values('" + SeduID + "','" + usn + "','" + course + "','" + Branch + "' ,'" + Sem + "','" + Years + "' );", con);</text:span></text:p>
      <text:p text:style-name="Preformatted_20_Text"><text:bookmark text:name="LC126"/><text:s text:c="12"/><text:span text:style-name="T1">object edu = cmd.ExecuteNonQuery();</text:span></text:p>
      <text:p text:style-name="Preformatted_20_Text"><text:bookmark text:name="LC127"/><text:s text:c="12"/><text:span text:style-name="T1">MessageBox.Show(edu + " Record has been Submitted Successfully");</text:span></text:p>
      <text:p text:style-name="Preformatted_20_Text"><text:bookmark text:name="LC128"/><text:s text:c="12"/><text:span text:style-name="T1">con.Close();</text:span></text:p>
      <text:p text:style-name="Preformatted_20_Text"><text:bookmark text:name="LC129"/><text:s text:c="8"/><text:span text:style-name="T1">}</text:span></text:p>
      <text:p text:style-name="Preformatted_20_Text"><text:bookmark text:name="LC130"/><text:s text:c="8"/><text:span text:style-name="T1">private void updatebtnedu_Click(object sender, EventArgs e)</text:span></text:p>
      <text:p text:style-name="Preformatted_20_Text"><text:bookmark text:name="LC131"/><text:s text:c="8"/><text:span text:style-name="T1">{</text:span></text:p>
      <text:p text:style-name="Preformatted_20_Text"><text:bookmark text:name="LC132"/><text:s text:c="12"/><text:span text:style-name="T1">String SeduID, usn, course, Branch, Sem, Years;</text:span></text:p>
      <text:p text:style-name="Preformatted_20_Text"><text:bookmark text:name="LC133"/><text:s text:c="12"/><text:span text:style-name="T1">SeduID = seduidtextBox.Text.ToString();</text:span></text:p>
      <text:p text:style-name="Preformatted_20_Text"><text:bookmark text:name="LC134"/><text:s text:c="12"/><text:span text:style-name="T1">usn = usntextBox1.Text.ToString();</text:span></text:p>
      <text:p text:style-name="Preformatted_20_Text"><text:bookmark text:name="LC135"/><text:s text:c="12"/><text:span text:style-name="T1">course = CoursecomboBox.SelectedItem.ToString();</text:span></text:p>
      <text:p text:style-name="Preformatted_20_Text"><text:bookmark text:name="LC136"/><text:s text:c="12"/><text:span text:style-name="T1">Branch = BranchcomboBox.SelectedItem.ToString();</text:span></text:p>
      <text:p text:style-name="Preformatted_20_Text"><text:bookmark text:name="LC137"/><text:s text:c="12"/><text:span text:style-name="T1">Sem = SemcomboBox.SelectedItem.ToString();</text:span></text:p>
      <text:p text:style-name="Preformatted_20_Text"><text:bookmark text:name="LC138"/><text:s text:c="12"/><text:span text:style-name="T1">Years = yearscomboBox.SelectedItem.ToString();</text:span></text:p>
      <text:p text:style-name="Preformatted_20_Text"><text:bookmark text:name="LC139"/></text:p>
      <text:p text:style-name="Preformatted_20_Text"><text:bookmark text:name="LC140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141"/><text:s text:c="12"/><text:span text:style-name="T1">con.Open();</text:span></text:p>
      <text:p text:style-name="Preformatted_20_Text"><text:bookmark text:name="LC142"/><text:s text:c="12"/><text:span text:style-name="T1">System.Data.SqlClient.SqlCommand cmd = new System.Data.SqlClient.SqlCommand("update <text:s/>student_edu set usn='" + usn + "', course='" + course + "',branch='" + Branch + "' ,sem='" + Sem + "',years='" + Years + "' where seduID='" + SeduID + "' ; ", con);</text:span></text:p>
      <text:p text:style-name="Preformatted_20_Text"><text:bookmark text:name="LC143"/><text:s text:c="12"/><text:span text:style-name="T1">object edu = cmd.ExecuteNonQuery();</text:span></text:p>
      <text:p text:style-name="Preformatted_20_Text"><text:bookmark text:name="LC144"/><text:s text:c="12"/><text:span text:style-name="T1">MessageBox.Show(edu + " Record has been updated Successfully");</text:span></text:p>
      <text:p text:style-name="Preformatted_20_Text"><text:bookmark text:name="LC145"/><text:s text:c="12"/><text:span text:style-name="T1">con.Close();</text:span></text:p>
      <text:p text:style-name="Preformatted_20_Text"><text:bookmark text:name="LC146"/><text:s text:c="8"/><text:span text:style-name="T1">}</text:span></text:p>
      <text:p text:style-name="Preformatted_20_Text"><text:bookmark text:name="LC147"/></text:p>
      <text:p text:style-name="Preformatted_20_Text"><text:bookmark text:name="LC148"/><text:s text:c="8"/><text:span text:style-name="T1">private void StartdateTimePicker_ValueChanged(object sender, EventArgs e)</text:span></text:p>
      <text:p text:style-name="Preformatted_20_Text"><text:bookmark text:name="LC149"/><text:s text:c="8"/><text:span text:style-name="T1">{</text:span></text:p>
      <text:p text:style-name="Preformatted_20_Text"><text:bookmark text:name="LC150"/></text:p>
      <text:p text:style-name="Preformatted_20_Text"><text:bookmark text:name="LC151"/><text:s text:c="8"/><text:span text:style-name="T1">}</text:span></text:p>
      <text:p text:style-name="Preformatted_20_Text"><text:bookmark text:name="LC152"/></text:p>
      <text:p text:style-name="Preformatted_20_Text"><text:bookmark text:name="LC153"/><text:s text:c="8"/><text:span text:style-name="T1">private void EnddateTimePicker_ValueChanged(object sender, EventArgs e)</text:span></text:p>
      <text:p text:style-name="Preformatted_20_Text"><text:bookmark text:name="LC154"/><text:s text:c="8"/><text:span text:style-name="T1">{</text:span></text:p>
      <text:p text:style-name="Preformatted_20_Text"><text:bookmark text:name="LC155"/></text:p>
      <text:p text:style-name="Preformatted_20_Text"><text:bookmark text:name="LC156"/><text:s text:c="8"/><text:span text:style-name="T1">}</text:span></text:p>
      <text:p text:style-name="Preformatted_20_Text"><text:bookmark text:name="LC157"/></text:p>
      <text:p text:style-name="Preformatted_20_Text"><text:bookmark text:name="LC158"/><text:s text:c="8"/><text:span text:style-name="T1">private void CoursecomboBox_SelectedIndexChanged(object sender, EventArgs e)</text:span></text:p>
      <text:p text:style-name="Preformatted_20_Text"><text:bookmark text:name="LC159"/><text:s text:c="8"/><text:span text:style-name="T1">{</text:span></text:p>
      <text:p text:style-name="Preformatted_20_Text"><text:bookmark text:name="LC160"/></text:p>
      <text:p text:style-name="Preformatted_20_Text"><text:bookmark text:name="LC161"/><text:s text:c="8"/><text:span text:style-name="T1">}</text:span></text:p>
      <text:p text:style-name="Preformatted_20_Text"><text:bookmark text:name="LC162"/><text:soft-page-break/></text:p>
      <text:p text:style-name="Preformatted_20_Text"><text:bookmark text:name="LC163"/><text:s text:c="8"/><text:span text:style-name="T1">public static void main(String[] args)</text:span></text:p>
      <text:p text:style-name="Preformatted_20_Text"><text:bookmark text:name="LC164"/><text:s text:c="8"/><text:span text:style-name="T1">{</text:span></text:p>
      <text:p text:style-name="Preformatted_20_Text"><text:bookmark text:name="LC165"/><text:s text:c="12"/><text:span text:style-name="T1">Application.Run( new main_window());</text:span></text:p>
      <text:p text:style-name="Preformatted_20_Text"><text:bookmark text:name="LC166"/><text:s text:c="11"/></text:p>
      <text:p text:style-name="Preformatted_20_Text"><text:bookmark text:name="LC167"/><text:s text:c="8"/><text:span text:style-name="T1">}</text:span></text:p>
      <text:p text:style-name="Preformatted_20_Text"><text:bookmark text:name="LC168"/></text:p>
      <text:p text:style-name="Preformatted_20_Text"><text:bookmark text:name="LC169"/><text:s text:c="8"/><text:span text:style-name="T1">private void tabPage1_Click(object sender, EventArgs e)</text:span></text:p>
      <text:p text:style-name="Preformatted_20_Text"><text:bookmark text:name="LC170"/><text:s text:c="8"/><text:span text:style-name="T1">{</text:span></text:p>
      <text:p text:style-name="Preformatted_20_Text"><text:bookmark text:name="LC171"/></text:p>
      <text:p text:style-name="Preformatted_20_Text"><text:bookmark text:name="LC172"/><text:s text:c="8"/><text:span text:style-name="T1">}</text:span></text:p>
      <text:p text:style-name="Preformatted_20_Text"><text:bookmark text:name="LC173"/></text:p>
      <text:p text:style-name="Preformatted_20_Text"><text:bookmark text:name="LC174"/><text:s text:c="8"/><text:span text:style-name="T1">private void label8_Click_1(object sender, EventArgs e)</text:span></text:p>
      <text:p text:style-name="Preformatted_20_Text"><text:bookmark text:name="LC175"/><text:s text:c="8"/><text:span text:style-name="T1">{</text:span></text:p>
      <text:p text:style-name="Preformatted_20_Text"><text:bookmark text:name="LC176"/></text:p>
      <text:p text:style-name="Preformatted_20_Text"><text:bookmark text:name="LC177"/><text:s text:c="8"/><text:span text:style-name="T1">}</text:span></text:p>
      <text:p text:style-name="Preformatted_20_Text"><text:bookmark text:name="LC178"/></text:p>
      <text:p text:style-name="Preformatted_20_Text"><text:bookmark text:name="LC179"/><text:s text:c="8"/><text:span text:style-name="T1">private void agetextBox_TextChanged(object sender, EventArgs e)</text:span></text:p>
      <text:p text:style-name="Preformatted_20_Text"><text:bookmark text:name="LC180"/><text:s text:c="8"/><text:span text:style-name="T1">{</text:span></text:p>
      <text:p text:style-name="Preformatted_20_Text"><text:bookmark text:name="LC181"/></text:p>
      <text:p text:style-name="Preformatted_20_Text"><text:bookmark text:name="LC182"/><text:s text:c="8"/><text:span text:style-name="T1">}</text:span></text:p>
      <text:p text:style-name="Preformatted_20_Text"><text:bookmark text:name="LC183"/></text:p>
      <text:p text:style-name="Preformatted_20_Text"><text:bookmark text:name="LC184"/><text:s text:c="8"/><text:span text:style-name="T1">private void subsubmitbtn_Click(object sender, EventArgs e)</text:span></text:p>
      <text:p text:style-name="Preformatted_20_Text"><text:bookmark text:name="LC185"/><text:s text:c="8"/><text:span text:style-name="T1">{</text:span></text:p>
      <text:p text:style-name="Preformatted_20_Text"><text:bookmark text:name="LC186"/><text:s text:c="12"/><text:span text:style-name="T1">String SubjectCode, SubjectName, Sem;</text:span></text:p>
      <text:p text:style-name="Preformatted_20_Text"><text:bookmark text:name="LC187"/><text:s text:c="12"/><text:span text:style-name="T1">SubjectCode = SubjectCodecomboBox1.SelectedItem.ToString();</text:span></text:p>
      <text:p text:style-name="Preformatted_20_Text"><text:bookmark text:name="LC188"/><text:s text:c="12"/><text:span text:style-name="T1">SubjectName = subjectnametextBox.Text.ToString();</text:span></text:p>
      <text:p text:style-name="Preformatted_20_Text"><text:bookmark text:name="LC189"/><text:s text:c="12"/><text:span text:style-name="T1">Sem = semcomboBox1.SelectedItem.ToString();</text:span></text:p>
      <text:p text:style-name="Preformatted_20_Text"><text:bookmark text:name="LC190"/></text:p>
      <text:p text:style-name="Preformatted_20_Text"><text:bookmark text:name="LC191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192"/><text:s text:c="12"/><text:span text:style-name="T1">con.Open();</text:span></text:p>
      <text:p text:style-name="Preformatted_20_Text"><text:bookmark text:name="LC193"/><text:s text:c="12"/><text:span text:style-name="T1">System.Data.SqlClient.SqlCommand cmd = new System.Data.SqlClient.SqlCommand("insert into subject_master values('" + SubjectCode + "','" + SubjectName + "','" + Sem + "' );", con);</text:span></text:p>
      <text:p text:style-name="Preformatted_20_Text"><text:bookmark text:name="LC194"/><text:s text:c="12"/><text:span text:style-name="T1">object sub = cmd.ExecuteNonQuery();</text:span></text:p>
      <text:p text:style-name="Preformatted_20_Text"><text:bookmark text:name="LC195"/><text:s text:c="12"/><text:span text:style-name="T1">MessageBox.Show(sub + " Record has been Submitted Successfully");</text:span></text:p>
      <text:p text:style-name="Preformatted_20_Text"><text:bookmark text:name="LC196"/><text:s text:c="12"/><text:span text:style-name="T1">con.Close();</text:span></text:p>
      <text:p text:style-name="Preformatted_20_Text"><text:bookmark text:name="LC197"/><text:s text:c="8"/><text:span text:style-name="T1">}</text:span></text:p>
      <text:p text:style-name="Preformatted_20_Text"><text:bookmark text:name="LC198"/><text:s text:c="8"/><text:span text:style-name="T1">private void updsubtn_Click(object sender, EventArgs e)</text:span></text:p>
      <text:p text:style-name="Preformatted_20_Text"><text:bookmark text:name="LC199"/><text:s text:c="8"/><text:span text:style-name="T1">{</text:span></text:p>
      <text:p text:style-name="Preformatted_20_Text"><text:bookmark text:name="LC200"/><text:s text:c="12"/><text:span text:style-name="T1">String SubjectCode, SubjectName, Sem;</text:span></text:p>
      <text:p text:style-name="Preformatted_20_Text"><text:bookmark text:name="LC201"/><text:s text:c="12"/><text:span text:style-name="T1">SubjectCode = SubjectCodecomboBox1.SelectedItem.ToString();</text:span></text:p>
      <text:p text:style-name="Preformatted_20_Text"><text:bookmark text:name="LC202"/><text:s text:c="12"/><text:span text:style-name="T1">SubjectName = subjectnametextBox.Text.ToString();</text:span></text:p>
      <text:p text:style-name="Preformatted_20_Text"><text:bookmark text:name="LC203"/><text:s text:c="12"/><text:span text:style-name="T1">Sem = semcomboBox1.SelectedItem.ToString();</text:span></text:p>
      <text:p text:style-name="Preformatted_20_Text"><text:bookmark text:name="LC204"/></text:p>
      <text:p text:style-name="Preformatted_20_Text"><text:bookmark text:name="LC205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206"/><text:s text:c="12"/><text:span text:style-name="T1">con.Open();</text:span></text:p>
      <text:p text:style-name="Preformatted_20_Text"><text:bookmark text:name="LC207"/><text:s text:c="12"/><text:span text:style-name="T1">System.Data.SqlClient.SqlCommand cmd = new System.Data.SqlClient.SqlCommand("update subject_master set <text:s/>sem='" + Sem + "', Subject_Name='" + SubjectName + "' where SubjectCode = '" + SubjectCode + "'; ", con);</text:span></text:p>
      <text:p text:style-name="Preformatted_20_Text"><text:bookmark text:name="LC208"/><text:s text:c="12"/><text:span text:style-name="T1">object sub = cmd.ExecuteNonQuery();</text:span></text:p>
      <text:p text:style-name="Preformatted_20_Text"><text:bookmark text:name="LC209"/><text:s text:c="12"/><text:span text:style-name="T1">MessageBox.Show(sub + " Record has been Updated Successfully");</text:span></text:p>
      <text:p text:style-name="Preformatted_20_Text"><text:bookmark text:name="LC210"/><text:s text:c="12"/><text:span text:style-name="T1">con.Close();</text:span></text:p>
      <text:p text:style-name="Preformatted_20_Text"><text:bookmark text:name="LC211"/></text:p>
      <text:p text:style-name="Preformatted_20_Text"><text:bookmark text:name="LC212"/><text:s text:c="8"/><text:span text:style-name="T1">}</text:span></text:p>
      <text:p text:style-name="Preformatted_20_Text"><text:bookmark text:name="LC213"/></text:p>
      <text:p text:style-name="Preformatted_20_Text"><text:bookmark text:name="LC214"/><text:s text:c="8"/><text:span text:style-name="T1">private void textBox4_TextChanged(object sender, EventArgs e)</text:span></text:p>
      <text:p text:style-name="Preformatted_20_Text"><text:bookmark text:name="LC215"/><text:soft-page-break/><text:s text:c="8"/><text:span text:style-name="T1">{</text:span></text:p>
      <text:p text:style-name="Preformatted_20_Text"><text:bookmark text:name="LC216"/></text:p>
      <text:p text:style-name="Preformatted_20_Text"><text:bookmark text:name="LC217"/><text:s text:c="8"/><text:span text:style-name="T1">}</text:span></text:p>
      <text:p text:style-name="Preformatted_20_Text"><text:bookmark text:name="LC218"/></text:p>
      <text:p text:style-name="Preformatted_20_Text"><text:bookmark text:name="LC219"/><text:s text:c="8"/><text:span text:style-name="T1">private void msubmitbutton_Click(object sender, EventArgs e)</text:span></text:p>
      <text:p text:style-name="Preformatted_20_Text"><text:bookmark text:name="LC220"/><text:s text:c="8"/><text:span text:style-name="T1">{</text:span></text:p>
      <text:p text:style-name="Preformatted_20_Text"><text:bookmark text:name="LC221"/><text:s text:c="12"/><text:span text:style-name="T1">String StudentmarksID, USN, SubjectCode, F_IA, S_IA, T_IA, Final_IA;</text:span></text:p>
      <text:p text:style-name="Preformatted_20_Text"><text:bookmark text:name="LC222"/><text:s text:c="12"/><text:span text:style-name="T1">StudentmarksID = SMarksIDtextBox.Text.ToString();</text:span></text:p>
      <text:p text:style-name="Preformatted_20_Text"><text:bookmark text:name="LC223"/><text:s text:c="12"/><text:span text:style-name="T1">USN = usnmtextBox.Text.ToString();</text:span></text:p>
      <text:p text:style-name="Preformatted_20_Text"><text:bookmark text:name="LC224"/><text:s text:c="12"/><text:span text:style-name="T1">SubjectCode = SubjectcodecomboBox.SelectedItem.ToString();</text:span></text:p>
      <text:p text:style-name="Preformatted_20_Text"><text:bookmark text:name="LC225"/><text:s text:c="12"/><text:span text:style-name="T1">F_IA = F_IAtextBox.Text.ToString();</text:span></text:p>
      <text:p text:style-name="Preformatted_20_Text"><text:bookmark text:name="LC226"/><text:s text:c="12"/><text:span text:style-name="T1">S_IA = S_IAtextBox.Text.ToString();</text:span></text:p>
      <text:p text:style-name="Preformatted_20_Text"><text:bookmark text:name="LC227"/><text:s text:c="12"/><text:span text:style-name="T1">T_IA = T_IAtextBox.Text.ToString();</text:span></text:p>
      <text:p text:style-name="Preformatted_20_Text"><text:bookmark text:name="LC228"/><text:s text:c="12"/><text:span text:style-name="T1">Final_IA = FinalIAtextBox.Text.ToString();</text:span></text:p>
      <text:p text:style-name="Preformatted_20_Text"><text:bookmark text:name="LC229"/></text:p>
      <text:p text:style-name="Preformatted_20_Text"><text:bookmark text:name="LC230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231"/><text:s text:c="12"/><text:span text:style-name="T1">con.Open();</text:span></text:p>
      <text:p text:style-name="Preformatted_20_Text"><text:bookmark text:name="LC232"/><text:s text:c="12"/><text:span text:style-name="T1">System.Data.SqlClient.SqlCommand cmd = new System.Data.SqlClient.SqlCommand("insert into student_marks values('" + StudentmarksID + "','" + USN + "','" + SubjectCode + "','"+ F_IA + "','"+ S_IA +"','"+ T_IA +"' ,'"+ Final_IA +"');", con);</text:span></text:p>
      <text:p text:style-name="Preformatted_20_Text"><text:bookmark text:name="LC233"/><text:s text:c="12"/><text:span text:style-name="T1">object smark = cmd.ExecuteNonQuery();</text:span></text:p>
      <text:p text:style-name="Preformatted_20_Text"><text:bookmark text:name="LC234"/><text:s text:c="12"/><text:span text:style-name="T1">MessageBox.Show(smark + " Record has been Submitted Successfully");</text:span></text:p>
      <text:p text:style-name="Preformatted_20_Text"><text:bookmark text:name="LC235"/><text:s text:c="12"/><text:span text:style-name="T1">con.Close();</text:span></text:p>
      <text:p text:style-name="Preformatted_20_Text"><text:bookmark text:name="LC236"/><text:s text:c="8"/><text:span text:style-name="T1">}</text:span></text:p>
      <text:p text:style-name="Preformatted_20_Text"><text:bookmark text:name="LC237"/><text:s text:c="8"/><text:span text:style-name="T1">private void updatembtn_Click(object sender, EventArgs e)</text:span></text:p>
      <text:p text:style-name="Preformatted_20_Text"><text:bookmark text:name="LC238"/><text:s text:c="8"/><text:span text:style-name="T1">{</text:span></text:p>
      <text:p text:style-name="Preformatted_20_Text"><text:bookmark text:name="LC239"/><text:s text:c="12"/><text:span text:style-name="T1">String StudentmarksID, USN, SubjectCode, F_IA, S_IA, T_IA, Final_IA;</text:span></text:p>
      <text:p text:style-name="Preformatted_20_Text"><text:bookmark text:name="LC240"/><text:s text:c="12"/><text:span text:style-name="T1">StudentmarksID = SMarksIDtextBox.Text.ToString();</text:span></text:p>
      <text:p text:style-name="Preformatted_20_Text"><text:bookmark text:name="LC241"/><text:s text:c="12"/><text:span text:style-name="T1">USN = usnmtextBox.Text.ToString();</text:span></text:p>
      <text:p text:style-name="Preformatted_20_Text"><text:bookmark text:name="LC242"/><text:s text:c="12"/><text:span text:style-name="T1">SubjectCode = SubjectcodecomboBox.SelectedItem.ToString();</text:span></text:p>
      <text:p text:style-name="Preformatted_20_Text"><text:bookmark text:name="LC243"/><text:s text:c="12"/><text:span text:style-name="T1">F_IA = F_IAtextBox.Text.ToString();</text:span></text:p>
      <text:p text:style-name="Preformatted_20_Text"><text:bookmark text:name="LC244"/><text:s text:c="12"/><text:span text:style-name="T1">S_IA = S_IAtextBox.Text.ToString();</text:span></text:p>
      <text:p text:style-name="Preformatted_20_Text"><text:bookmark text:name="LC245"/><text:s text:c="12"/><text:span text:style-name="T1">T_IA = T_IAtextBox.Text.ToString();</text:span></text:p>
      <text:p text:style-name="Preformatted_20_Text"><text:bookmark text:name="LC246"/><text:s text:c="12"/><text:span text:style-name="T1">Final_IA = FinalIAtextBox.Text.ToString();</text:span></text:p>
      <text:p text:style-name="Preformatted_20_Text"><text:bookmark text:name="LC247"/></text:p>
      <text:p text:style-name="Preformatted_20_Text"><text:bookmark text:name="LC248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249"/><text:s text:c="12"/><text:span text:style-name="T1">con.Open();</text:span></text:p>
      <text:p text:style-name="Preformatted_20_Text"><text:bookmark text:name="LC250"/><text:s text:c="12"/><text:span text:style-name="T1">System.Data.SqlClient.SqlCommand cmd = new System.Data.SqlClient.SqlCommand("update student_marks set usn='" + USN + "',subjectcode='" + SubjectCode + "',F_IA='" + F_IA + "',S_IA='" + S_IA + "',T_IA='" + T_IA + "' ,FINAL_IA='" + Final_IA + "' where SMarks='" + StudentmarksID + "';", con);</text:span></text:p>
      <text:p text:style-name="Preformatted_20_Text"><text:bookmark text:name="LC251"/><text:s text:c="12"/><text:span text:style-name="T1">object smark = cmd.ExecuteNonQuery();</text:span></text:p>
      <text:p text:style-name="Preformatted_20_Text"><text:bookmark text:name="LC252"/><text:s text:c="12"/><text:span text:style-name="T1">MessageBox.Show(smark + " Record has been updated Successfully");</text:span></text:p>
      <text:p text:style-name="Preformatted_20_Text"><text:bookmark text:name="LC253"/><text:s text:c="12"/><text:span text:style-name="T1">con.Close();</text:span></text:p>
      <text:p text:style-name="Preformatted_20_Text"><text:bookmark text:name="LC254"/><text:s text:c="8"/><text:span text:style-name="T1">}</text:span></text:p>
      <text:p text:style-name="Preformatted_20_Text"><text:bookmark text:name="LC255"/></text:p>
      <text:p text:style-name="Preformatted_20_Text"><text:bookmark text:name="LC256"/><text:s text:c="8"/><text:span text:style-name="T1">private void logoutbtn_Click(object sender, EventArgs e)</text:span></text:p>
      <text:p text:style-name="Preformatted_20_Text"><text:bookmark text:name="LC257"/><text:s text:c="8"/><text:span text:style-name="T1">{</text:span></text:p>
      <text:p text:style-name="Preformatted_20_Text"><text:bookmark text:name="LC258"/><text:s text:c="12"/><text:span text:style-name="T1">this.Close();</text:span></text:p>
      <text:p text:style-name="Preformatted_20_Text"><text:bookmark text:name="LC259"/><text:s text:c="8"/><text:span text:style-name="T1">}</text:span></text:p>
      <text:p text:style-name="Preformatted_20_Text"><text:bookmark text:name="LC260"/><text:s text:c="4"/><text:span text:style-name="T1">}</text:span></text:p>
      <text:p text:style-name="P2"><text:bookmark text:name="LC261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14:46.780375321</meta:creation-date>
    <dc:date>2019-02-23T16:15:44.006628123</dc:date>
    <meta:editing-duration>PT58S</meta:editing-duration>
    <meta:editing-cycles>1</meta:editing-cycles>
    <meta:document-statistic meta:table-count="0" meta:image-count="0" meta:object-count="0" meta:page-count="5" meta:paragraph-count="219" meta:word-count="953" meta:character-count="11510" meta:non-whitespace-character-count="8607"/>
    <meta:generator>LibreOffice/6.0.6.2$Linux_X86_64 LibreOffice_project/00m0$Build-2</meta:generator>
  </office:meta>
</office:document-meta>
</file>